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2.0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0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83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ffff66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solid" draw:fill-color="#99cc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fill-color="#99ccff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37cm" draw:marker-end-width="0.237cm" draw:fill="none" draw:fill-color="#99ccff" draw:textarea-vertical-align="middle" draw:auto-grow-height="false" fo:min-height="0.749cm" fo:min-width="0.499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cm"/>
    </style:style>
    <style:style style:name="gr16" style:family="graphic" style:parent-style-name="objectwithoutfill">
      <style:graphic-properties draw:marker-end="Arrow" draw:marker-end-width="0.203cm" draw:fill="none" draw:fill-color="#99c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color="#008000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80008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0000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Arial" style:font-family-generic-asian="roman" style:font-pitch-asian="variable" style:font-size-asian="10pt" style:font-style-asian="normal" style:font-weight-asian="bold" style:font-family-complex="Arial" style:font-family-generic-complex="roman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800080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008000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5e11a6" fo:font-size="6pt" fo:font-weight="bold" style:font-size-asian="6pt" style:font-weight-asian="bold" style:font-size-complex="6pt" style:font-weight-complex="bold"/>
    </style:style>
    <style:style style:name="T12" style:family="text">
      <style:text-properties fo:color="#800080"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0080" style:text-outline="false" style:text-line-through-style="none" fo:font-family="Arial" style:font-family-generic="roman" style:font-pitch="variable" fo:font-size="6pt" fo:font-style="normal" fo:text-shadow="none" style:text-underline-style="none" fo:font-weight="bold" style:letter-kerning="true" style:font-family-asian="Arial" style:font-family-generic-asian="roman" style:font-pitch-asian="variable" style:font-size-asian="6pt" style:font-style-asian="normal" style:font-weight-asian="bold" style:font-family-complex="Arial" style:font-family-generic-complex="roman" style:font-pitch-complex="variable" style:font-size-complex="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dc2300" style:text-outline="false" style:text-line-through-style="none" fo:font-family="Arial" style:font-family-generic="roman" style:font-pitch="variable" fo:font-size="6pt" fo:font-style="normal" fo:text-shadow="none" style:text-underline-style="none" fo:font-weight="bold" style:letter-kerning="true" style:font-family-asian="Arial" style:font-family-generic-asian="roman" style:font-pitch-asian="variable" style:font-size-asian="6pt" style:font-style-asian="normal" style:font-weight-asian="bold" style:font-family-complex="Arial" style:font-family-generic-complex="roman" style:font-pitch-complex="variable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06cm" svg:height="5.442cm" svg:x="1.362cm" svg:y="10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06cm" svg:height="5.442cm" svg:x="7.168cm" svg:y="2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06cm" svg:height="5.442cm" svg:x="13.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346cm" svg:height="0.962cm" svg:x="7.902cm" svg:y="1.288cm">
          <draw:text-box>
            <text:p>NETWORK B</text:p>
          </draw:text-box>
        </draw:frame>
        <draw:frame draw:style-name="gr5" draw:layer="layout" svg:width="2.545cm" svg:height="1.04cm" svg:x="3.059cm" svg:y="9.323cm">
          <draw:text-box>
            <text:p>UNIFR</text:p>
          </draw:text-box>
        </draw:frame>
        <draw:frame draw:style-name="gr6" draw:layer="layout" svg:width="4.312cm" svg:height="1.192cm" svg:x="14.468cm" svg:y="9.478cm">
          <draw:text-box>
            <text:p>NETWORK A</text:p>
          </draw:text-box>
        </draw:frame>
        <draw:custom-shape draw:style-name="gr7" draw:text-style-name="P1" xml:id="id4" draw:id="id4" draw:layer="layout" svg:width="1.451cm" svg:height="1.451cm" svg:x="4.991cm" svg:y="11.5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451cm" svg:height="1.451cm" svg:x="14.426cm" svg:y="12.2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0.726cm" svg:height="0.726cm" svg:x="5.353cm" svg:y="11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726cm" svg:height="0.726cm" svg:x="14.788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78cm" svg:height="1.039cm" svg:x="4.448cm" svg:y="12.974cm">
          <draw:text-box>
            <text:p><text:span text:style-name="T1">VPN Gateway</text:span></text:p>
            <text:p><text:span text:style-name="T2">134.21.34.100</text:span></text:p>
          </draw:text-box>
        </draw:frame>
        <draw:frame draw:style-name="gr9" draw:text-style-name="P2" draw:layer="layout" svg:width="4.67cm" svg:height="1.827cm" svg:x="13.811cm" svg:y="13.7cm">
          <draw:text-box>
            <text:p><text:span text:style-name="T1">Machine A</text:span></text:p>
            <text:p><text:span text:style-name="T3">Actual IP: </text:span><text:span text:style-name="T4">213.55.176.218</text:span></text:p>
            <text:p><text:span text:style-name="T3">VPN IP: </text:span><text:span text:style-name="T5">134.21.34.140</text:span></text:p>
            <text:p><text:span text:style-name="T3"/></text:p>
          </draw:text-box>
        </draw:frame>
        <draw:frame draw:style-name="gr10" draw:text-style-name="P3" draw:layer="layout" svg:width="1.898cm" svg:height="0.526cm" svg:x="14.341cm" svg:y="12.248cm">
          <draw:text-box>
            <text:p><text:span text:style-name="T6">VPN Client</text:span></text:p>
          </draw:text-box>
        </draw:frame>
        <draw:frame draw:style-name="gr8" draw:text-style-name="P3" draw:layer="layout" svg:width="1.806cm" svg:height="0.526cm" svg:x="4.813cm" svg:y="11.522cm">
          <draw:text-box>
            <text:p><text:span text:style-name="T6">VPN Server</text:span></text:p>
          </draw:text-box>
        </draw:frame>
        <draw:custom-shape draw:style-name="gr7" draw:text-style-name="P1" xml:id="id5" draw:id="id5" draw:layer="layout" svg:width="1.451cm" svg:height="1.451cm" svg:x="9.345cm" svg:y="5.35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758cm" svg:height="1.433cm" svg:x="8.982cm" svg:y="4.284cm">
          <draw:text-box>
            <text:p><text:span text:style-name="T1">Machine B</text:span></text:p>
            <text:p><text:span text:style-name="T7">56.123.212.88</text:span></text:p>
            <text:p><text:span text:style-name="T3"/></text:p>
          </draw:text-box>
        </draw:frame>
        <draw:custom-shape draw:style-name="gr11" draw:text-style-name="P1" draw:layer="layout" svg:width="2.176cm" svg:height="2.54cm" svg:x="9.346cm" svg:y="13.33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75cm" svg:height="1.203cm" svg:x="9.185cm" svg:y="13.337cm">
          <draw:text-box>
            <text:p><text:span text:style-name="T8">Source IP:</text:span></text:p>
            <text:p><text:span text:style-name="T9">213.55.176.218</text:span></text:p>
            <text:p><text:span text:style-name="T8">Dest IP:</text:span></text:p>
            <text:p><text:span text:style-name="T10">134.21.34.100</text:span></text:p>
          </draw:text-box>
        </draw:frame>
        <draw:g>
          <draw:custom-shape draw:style-name="gr12" draw:text-style-name="P1" draw:layer="layout" svg:width="1.814cm" svg:height="1.088cm" svg:x="17.851cm" svg:y="12.97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857cm" svg:height="1.203cm" svg:x="17.691cm" svg:y="12.974cm">
            <draw:text-box>
              <text:p><text:span text:style-name="T8">Source IP:</text:span></text:p>
              <text:p><text:span text:style-name="T10">134.21.34.140</text:span></text:p>
              <text:p><text:span text:style-name="T8">Dest IP:</text:span></text:p>
              <text:p><text:span text:style-name="T11">56.123.212.88</text:span></text:p>
            </draw:text-box>
          </draw:frame>
        </draw:g>
        <draw:g>
          <draw:custom-shape draw:style-name="gr12" draw:text-style-name="P1" draw:layer="layout" svg:width="1.814cm" svg:height="1.088cm" svg:x="9.505cm" svg:y="14.42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857cm" svg:height="1.203cm" svg:x="9.345cm" svg:y="14.425cm">
            <draw:text-box>
              <text:p><text:span text:style-name="T8">Source IP:</text:span></text:p>
              <text:p><text:span text:style-name="T10">134.21.34.140</text:span></text:p>
              <text:p><text:span text:style-name="T8">Dest IP:</text:span></text:p>
              <text:p><text:span text:style-name="T12">56.123.212.88</text:span></text:p>
            </draw:text-box>
          </draw:frame>
        </draw:g>
        <draw:g>
          <draw:custom-shape draw:style-name="gr12" draw:text-style-name="P1" draw:layer="layout" svg:width="1.814cm" svg:height="1.088cm" svg:x="4.266cm" svg:y="7.41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857cm" svg:height="1.203cm" svg:x="4.106cm" svg:y="7.417cm">
            <draw:text-box>
              <text:p><text:span text:style-name="T8">Source IP:</text:span></text:p>
              <text:p><text:span text:style-name="T10">134.21.34.140</text:span></text:p>
              <text:p><text:span text:style-name="T8">Dest IP:</text:span></text:p>
              <text:p><text:span text:style-name="T12">56.123.212.88</text:span></text:p>
            </draw:text-box>
          </draw:frame>
        </draw:g>
        <draw:connector draw:style-name="gr13" draw:text-style-name="P1" draw:layer="layout" draw:type="curve" draw:line-skew="0.021cm 0.975cm" svg:x1="15.151cm" svg:y1="13.7cm" svg:x2="15.514cm" svg:y2="12.974cm" draw:start-shape="id1" draw:start-glue-point="2" draw:end-shape="id2" draw:end-glue-point="10" svg:d="m15151 13700c0 799 1107 666 1891 285s1247-1011-1528-1011" svg:viewBox="0 0 2494 1314">
          <text:p/>
        </draw:connector>
        <draw:connector draw:style-name="gr13" draw:text-style-name="P1" draw:layer="layout" draw:type="curve" svg:x1="14.788cm" svg:y1="12.974cm" svg:x2="6.079cm" svg:y2="12.248cm" draw:start-shape="id2" draw:start-glue-point="6" draw:end-shape="id3" draw:end-glue-point="10" svg:d="m14788 12974c-6531 0-2177-726-8709-726" svg:viewBox="0 0 8710 727">
          <text:p/>
        </draw:connector>
        <draw:g>
          <draw:custom-shape draw:style-name="gr12" draw:text-style-name="P1" draw:layer="layout" svg:width="1.814cm" svg:height="1.088cm" svg:x="2.088cm" svg:y="12.97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857cm" svg:height="1.203cm" svg:x="1.928cm" svg:y="12.974cm">
            <draw:text-box>
              <text:p><text:span text:style-name="T8">Source IP:</text:span></text:p>
              <text:p><text:span text:style-name="T10">134.21.34.140</text:span></text:p>
              <text:p><text:span text:style-name="T8">Dest IP:</text:span></text:p>
              <text:p><text:span text:style-name="T12">56.123.212.88</text:span></text:p>
            </draw:text-box>
          </draw:frame>
        </draw:g>
        <draw:connector draw:style-name="gr13" draw:text-style-name="P1" draw:layer="layout" draw:type="curve" draw:line-skew="0cm -0.744cm" svg:x1="5.716cm" svg:y1="12.611cm" svg:x2="4.991cm" svg:y2="12.247cm" draw:start-shape="id3" draw:start-glue-point="8" draw:end-shape="id4" draw:end-glue-point="3" svg:d="m5716 12611c0 1311-992 1092-1645 674s-967-1038 920-1038" svg:viewBox="0 0 2152 1362">
          <text:p/>
        </draw:connector>
        <draw:connector draw:style-name="gr13" draw:text-style-name="P1" draw:layer="layout" draw:type="curve" svg:x1="5.716cm" svg:y1="11.522cm" svg:x2="9.345cm" svg:y2="6.079cm" draw:start-shape="id4" draw:start-glue-point="0" draw:end-shape="id5" draw:end-glue-point="3" svg:d="m5716 11522c0-3629 1209-5443 3629-5443" svg:viewBox="0 0 3630 5444">
          <text:p/>
        </draw:connector>
        <draw:custom-shape draw:style-name="gr14" draw:text-style-name="P1" draw:layer="layout" svg:width="0.726cm" svg:height="9.434cm" draw:transform="rotate (1.5707963267949) translate (5.717cm 17.3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4.74cm" svg:height="0.962cm" svg:x="8.234cm" svg:y="17.455cm">
          <draw:text-box>
            <text:p>VPN Tunneling</text:p>
          </draw:text-box>
        </draw:frame>
        <draw:frame draw:style-name="gr15" draw:text-style-name="P2" draw:layer="layout" svg:width="5.805cm" svg:height="2.601cm" svg:x="14.195cm" svg:y="17.011cm">
          <draw:text-box>
            <text:p><text:span text:style-name="T13">VPN client encapsulates blue IP packet in yellow one in order to send it to the VPN gateway of the UNIFR network.</text:span></text:p>
          </draw:text-box>
        </draw:frame>
        <draw:frame draw:style-name="gr15" draw:text-style-name="P2" draw:layer="layout" svg:width="5.805cm" svg:height="1.661cm" svg:x="1cm" svg:y="17.011cm">
          <draw:text-box>
            <text:p><text:span text:style-name="T13">VPN server decapsulates blue IP packet and sends it to destination.</text:span></text:p>
          </draw:text-box>
        </draw:frame>
        <draw:g>
          <draw:custom-shape draw:style-name="gr12" draw:text-style-name="P1" draw:layer="layout" svg:width="1.814cm" svg:height="1.088cm" svg:x="10.231cm" svg:y="8.86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857cm" svg:height="1.203cm" svg:x="10.071cm" svg:y="8.868cm">
            <draw:text-box>
              <text:p><text:span text:style-name="T8">Source IP:</text:span></text:p>
              <text:p><text:span text:style-name="T14">56.123.212.88</text:span></text:p>
              <text:p><text:span text:style-name="T8">Dest IP:</text:span></text:p>
              <text:p><text:span text:style-name="T15">134.21.34.140</text:span></text:p>
            </draw:text-box>
          </draw:frame>
        </draw:g>
        <draw:connector draw:style-name="gr13" draw:text-style-name="P1" draw:layer="layout" draw:type="curve" svg:x1="10.07cm" svg:y1="6.805cm" svg:x2="9.389cm" svg:y2="10.651cm" draw:start-shape="id5" draw:start-glue-point="2" svg:d="m10070 6805c0 2564-227 3846-681 3846" svg:viewBox="0 0 682 3847">
          <text:p/>
        </draw:connector>
        <draw:frame draw:style-name="gr15" draw:text-style-name="P2" draw:layer="layout" svg:width="5.805cm" svg:height="2.131cm" svg:x="14.195cm" svg:y="6.126cm">
          <draw:text-box>
            <text:p><text:span text:style-name="T13">Communication in other direction is similar but source and destination IPs are reversed.</text:span></text:p>
          </draw:text-box>
        </draw:frame>
        <draw:line draw:style-name="gr16" draw:text-style-name="P5" draw:layer="layout" svg:x1="14.062cm" svg:y1="8.257cm" svg:x2="12.248cm" svg:y2="9.345cm">
          <text:p/>
        </draw:line>
        <draw:frame draw:style-name="gr17" draw:text-style-name="P6" draw:layer="layout" svg:width="2.17cm" svg:height="0.871cm" svg:x="15.559cm" svg:y="10.208cm">
          <draw:text-box>
            <text:p><text:span text:style-name="T4">213.55.x.x</text:span></text:p>
          </draw:text-box>
        </draw:frame>
        <draw:frame draw:style-name="gr17" draw:text-style-name="P7" draw:layer="layout" svg:width="2.17cm" svg:height="0.871cm" svg:x="3.177cm" svg:y="9.926cm">
          <draw:text-box>
            <text:p><text:span text:style-name="T2">134.21.x.x</text:span></text:p>
          </draw:text-box>
        </draw:frame>
        <draw:frame draw:style-name="gr17" draw:text-style-name="P8" draw:layer="layout" svg:width="2.17cm" svg:height="0.871cm" svg:x="8.982cm" svg:y="1.943cm">
          <draw:text-box>
            <text:p><text:span text:style-name="T7">56.123.x.x</text:span></text:p>
          </draw:text-box>
        </draw:frame>
        <draw:frame draw:style-name="gr8" draw:text-style-name="P2" draw:layer="layout" svg:width="4.608cm" svg:height="0.645cm" svg:x="1.109cm" svg:y="19.949cm">
          <draw:text-box>
            <text:p><text:span text:style-name="T3">Daniel Weibel, 11.08.20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0T12:55:34</meta:creation-date>
    <dc:date>2013-08-11T15:43:50</dc:date>
    <meta:editing-duration>PT1H7M15S</meta:editing-duration>
    <meta:editing-cycles>8</meta:editing-cycles>
    <meta:generator>LibreOffice/4.0.3.3$MacOSX_x86 LibreOffice_project/0eaa50a932c8f2199a615e1eb30f7ac74279539</meta:generator>
    <meta:document-statistic meta:object-count="48"/>
  </office:meta>
</office:document-meta>
</file>